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solid" draw:fill-color="#eeeeee" draw:textarea-vertical-align="midd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2.568cm" svg:height="2.57cm" svg:x="31.847cm" svg:y="6.777cm">
            <text:p text:style-name="P1">GRU</text:p>
            <draw:enhanced-geometry svg:viewBox="0 0 21600 21600" draw:type="rectangle" draw:enhanced-path="M 0 0 L 21600 0 21600 21600 0 21600 0 0 Z N"/>
          </draw:custom-shape>
          <draw:custom-shape draw:style-name="gr2" draw:text-style-name="P1" xml:id="id1" draw:id="id1" draw:layer="layout" svg:width="1.412cm" svg:height="1.412cm" svg:x="32.425cm" svg:y="10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33.131cm" svg:y1="10.453cm" svg:x2="33.131cm" svg:y2="9.347cm" draw:start-shape="id1" draw:start-glue-point="4" draw:end-shape="id2" draw:end-glue-point="2" svg:d="M33131 10453v-1106" svg:viewBox="0 0 1 1107">
            <text:p/>
          </draw:connector>
          <draw:g>
            <svg:title>TexMaths</svg:title>
            <svg:desc>9§display§m^{k}_j§svg§600§TRUE§</svg:desc>
            <draw:polygon draw:style-name="gr4" draw:layer="layout" svg:width="0.418cm" svg:height="0.406cm" svg:x="32.922cm" svg:y="10.955cm" svg:viewBox="0 0 419 407" draw:points="209,407 0,407 0,0 419,0 419,407">
              <text:p/>
            </draw:polygon>
            <draw:path draw:style-name="gr5" draw:layer="layout" svg:width="0.259cm" svg:height="0.143cm" svg:x="32.931cm" svg:y="11.1cm" svg:viewBox="0 0 260 144" svg:d="M19 122c-1 5-3 12-3 14 0 5 5 8 9 8s9-3 12-9c0 0 4-15 6-23l7-29c1-6 4-14 5-21 2-5 4-15 4-16 5-10 22-39 52-39 14 0 17 12 17 23 0 7-2 16-5 26l-9 37-6 24c-1 6-3 17-3 19 0 5 4 8 9 8 9 0 11-8 14-18 4-18 16-64 19-76 1-5 18-43 52-43 14 0 17 11 17 23 0 18-13 54-20 71-2 7-3 11-3 17 0 15 11 26 26 26 30 0 41-46 41-49s-2-3-3-3c-4 0-4 1-6 6-4 16-14 39-32 39-5 0-7-3-7-10 0-8 2-16 5-22 6-18 20-53 20-71 0-20-13-34-37-34-23 0-40 14-51 31-1-4-2-15-11-23-7-6-18-8-26-8-28 0-44 21-50 28-1-18-14-28-29-28-14 0-20 13-23 18-5 12-10 30-10 31 0 3 4 3 4 3 3 0 3 0 5-7 5-22 12-38 23-38 6 0 10 3 10 15 0 6-1 10-5 27z">
              <text:p/>
            </draw:path>
            <draw:path draw:style-name="gr5" draw:layer="layout" svg:width="0.109cm" svg:height="0.156cm" svg:x="33.217cm" svg:y="10.955cm" svg:viewBox="0 0 110 157" svg:d="M53 6c0 0 1-2 1-3s-1-3-4-3c-4 0-22 2-28 2-2 1-5 1-5 5s3 4 6 4c10 0 10 1 10 3 0 1 0 3-1 5l-31 126c-1 4-1 5-1 5 0 3 3 7 7 7 7 0 9-5 11-9 0-1 10-41 11-43 16 1 29 6 29 18 0 0 0 2-1 4-1 4-1 5-1 7 0 16 13 23 24 23 22 0 28-34 28-34 0-3-3-3-3-3-3 0-4 1-5 5-3 10-9 25-20 25-5 0-7-5-7-11 0-4 0-4 1-10 0 0 1-5 1-6 0-20-26-24-36-25 6-3 15-11 19-14 10-11 22-21 35-21 3 0 5 0 7 3-10 1-12 9-12 12 0 5 4 8 9 8 7 0 13-5 13-14 0-7-5-15-17-15-13 0-25 9-36 19-9 9-16 16-26 19z">
              <text:p/>
            </draw:path>
            <draw:path draw:style-name="gr5" draw:layer="layout" svg:width="0.097cm" svg:height="0.192cm" svg:x="33.2cm" svg:y="11.171cm" svg:viewBox="0 0 98 193" svg:d="M98 8c0-3-2-8-9-8-6 0-12 6-12 13 0 3 2 8 9 8 6 0 12-6 12-13zM50 159c-3 15-15 27-28 27-3 0-6 0-8 0 6-3 8-9 8-12 0-6-5-8-9-8-8 0-13 6-13 13 0 8 9 14 23 14 12 0 39-8 45-35l21-80c0-2 1-4 1-8 0-11-11-20-24-20-25 0-39 30-39 34 0 2 3 2 4 2 2 0 2 0 4-4 6-13 17-26 31-26 5 0 7 3 7 11 0 2-1 5-1 6z">
              <text:p/>
            </draw:path>
          </draw:g>
          <draw:connector draw:style-name="gr3" draw:text-style-name="P1" draw:layer="layout" draw:line-skew="-0.109cm -0.476cm" svg:x1="33.131cm" svg:y1="6.777cm" svg:x2="31.847cm" svg:y2="8.062cm" draw:start-shape="id2" draw:start-glue-point="0" draw:end-shape="id2" draw:end-glue-point="3" svg:d="M33131 6777v-635h-2286v1920h1002" svg:viewBox="0 0 2287 1921">
            <text:p/>
          </draw:connector>
          <draw:connector draw:style-name="gr3" draw:text-style-name="P1" draw:layer="layout" svg:x1="33.131cm" svg:y1="6.777cm" svg:x2="33.131cm" svg:y2="5.206cm" draw:start-shape="id2" draw:start-glue-point="0" draw:end-shape="id3" draw:end-glue-point="8" svg:d="M33131 6777v-1571" svg:viewBox="0 0 1 1572">
            <text:p/>
          </draw:connector>
          <draw:custom-shape draw:style-name="gr2" draw:text-style-name="P1" xml:id="id3" draw:id="id3" draw:layer="layout" svg:width="1.412cm" svg:height="1.412cm" svg:x="32.425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xml:id="id4" draw:id="id4" draw:layer="layout" svg:width="2.948cm" svg:height="2.949cm" svg:x="2.939cm" svg:y="5.6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xml:id="id5" draw:id="id5" draw:layer="layout" svg:width="2.949cm" svg:height="2.949cm" svg:x="7.83cm" svg:y="5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6" draw:id="id6" draw:layer="layout" svg:width="2.947cm" svg:height="2.949cm" svg:x="11.76cm" svg:y="5.6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xml:id="id7" draw:id="id7" draw:layer="layout" svg:width="2.946cm" svg:height="2.949cm" svg:x="16.333cm" svg:y="5.69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xml:id="id8" draw:id="id8" draw:layer="layout" svg:width="2.946cm" svg:height="2.949cm" svg:x="20.738cm" svg:y="5.699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svg:x1="5.887cm" svg:y1="7.173cm" svg:x2="7.83cm" svg:y2="7.173cm" draw:start-shape="id4" draw:start-glue-point="1" draw:end-shape="id5" draw:end-glue-point="3" svg:d="M5887 7173h1943" svg:viewBox="0 0 1944 1">
            <text:p/>
          </draw:connector>
          <draw:connector draw:style-name="gr7" draw:text-style-name="P1" draw:layer="layout" svg:x1="10.779cm" svg:y1="7.173cm" svg:x2="11.76cm" svg:y2="7.173cm" draw:start-shape="id5" draw:start-glue-point="1" draw:end-shape="id6" draw:end-glue-point="3" svg:d="M10779 7173h981" svg:viewBox="0 0 982 1">
            <text:p/>
          </draw:connector>
          <draw:connector draw:style-name="gr7" draw:text-style-name="P1" draw:layer="layout" svg:x1="14.707cm" svg:y1="7.173cm" svg:x2="16.333cm" svg:y2="7.173cm" draw:start-shape="id6" draw:start-glue-point="1" draw:end-shape="id7" draw:end-glue-point="3" svg:d="M14707 7173h1626" svg:viewBox="0 0 1627 1">
            <text:p/>
          </draw:connector>
          <draw:connector draw:style-name="gr7" draw:text-style-name="P1" draw:layer="layout" svg:x1="19.279cm" svg:y1="7.173cm" svg:x2="20.738cm" svg:y2="7.173cm" draw:start-shape="id7" draw:start-glue-point="1" draw:end-shape="id8" draw:end-glue-point="3" svg:d="M19279 7173h1459" svg:viewBox="0 0 1460 1">
            <text:p/>
          </draw:connector>
          <draw:connector draw:style-name="gr7" draw:text-style-name="P1" draw:layer="layout" svg:x1="23.684cm" svg:y1="7.173cm" svg:x2="25.085cm" svg:y2="7.173cm" draw:start-shape="id8" draw:start-glue-point="1" draw:end-shape="id9" draw:end-glue-point="6" svg:d="M23684 7173h1401" svg:viewBox="0 0 1402 1">
            <text:p/>
          </draw:connector>
          <draw:custom-shape draw:style-name="gr8" draw:text-style-name="P2" xml:id="id10" draw:id="id10" draw:layer="layout" svg:width="2.056cm" svg:height="2.057cm" svg:x="3.385cm" svg:y="10.5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11" draw:id="id11" draw:layer="layout" svg:width="2.056cm" svg:height="2.057cm" svg:x="8.276cm" svg:y="10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2" draw:id="id12" draw:layer="layout" svg:width="1.872cm" svg:height="1.872cm" svg:x="12.297cm" svg:y="10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3" draw:id="id13" draw:layer="layout" svg:width="1.872cm" svg:height="1.872cm" svg:x="16.87cm" svg:y="10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xml:id="id14" draw:id="id14" draw:layer="layout" svg:width="2.057cm" svg:height="2.057cm" svg:x="21.183cm" svg:y="10.5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svg:x1="4.413cm" svg:y1="10.564cm" svg:x2="4.413cm" svg:y2="8.648cm" draw:start-shape="id10" draw:start-glue-point="4" draw:end-shape="id4" draw:end-glue-point="2" svg:d="M4413 10564v-1916" svg:viewBox="0 0 1 1917">
            <text:p/>
          </draw:connector>
          <draw:connector draw:style-name="gr3" draw:text-style-name="P1" draw:layer="layout" svg:x1="9.304cm" svg:y1="10.564cm" svg:x2="9.304cm" svg:y2="8.648cm" draw:start-shape="id11" draw:start-glue-point="4" draw:end-shape="id5" draw:end-glue-point="2" svg:d="M9304 10564v-1916" svg:viewBox="0 0 1 1917">
            <text:p/>
          </draw:connector>
          <draw:connector draw:style-name="gr3" draw:text-style-name="P1" draw:layer="layout" svg:x1="13.233cm" svg:y1="10.656cm" svg:x2="13.233cm" svg:y2="8.648cm" draw:start-shape="id12" draw:start-glue-point="4" draw:end-shape="id6" draw:end-glue-point="2" svg:d="M13233 10656v-2008" svg:viewBox="0 0 1 2009">
            <text:p/>
          </draw:connector>
          <draw:connector draw:style-name="gr3" draw:text-style-name="P1" draw:layer="layout" svg:x1="17.806cm" svg:y1="10.656cm" svg:x2="17.806cm" svg:y2="8.648cm" draw:start-shape="id13" draw:start-glue-point="4" draw:end-shape="id7" draw:end-glue-point="2" svg:d="M17806 10656v-2008" svg:viewBox="0 0 1 2009">
            <text:p/>
          </draw:connector>
          <draw:connector draw:style-name="gr3" draw:text-style-name="P1" draw:layer="layout" svg:x1="22.212cm" svg:y1="10.564cm" svg:x2="22.211cm" svg:y2="8.648cm" draw:start-shape="id14" draw:start-glue-point="4" draw:end-shape="id8" draw:end-glue-point="2" svg:d="M22212 10564v-959h-1v-957" svg:viewBox="0 0 2 1917">
            <text:p/>
          </draw:connector>
          <draw:g>
            <svg:title>TexMaths</svg:title>
            <svg:desc>18§display§m^{k-n_m}_j§svg§600§TRUE§</svg:desc>
            <draw:polygon draw:style-name="gr4" draw:layer="layout" svg:width="1.932cm" svg:height="0.852cm" svg:x="3.441cm" svg:y="11.225cm" svg:viewBox="0 0 1933 853" draw:points="967,853 0,853 0,0 1933,0 1933,853">
              <text:p/>
            </draw:polygon>
            <draw:path draw:style-name="gr5" draw:layer="layout" svg:width="0.519cm" svg:height="0.287cm" svg:x="3.459cm" svg:y="11.535cm" svg:viewBox="0 0 520 288" svg:d="M38 243c-2 11-6 25-6 29 0 11 9 16 18 16 8 0 18-5 24-18 0 0 7-31 12-47l13-57c4-13 9-27 11-42 3-11 9-30 9-32 9-20 43-78 102-78 29 0 35 24 35 45 0 15-4 33-9 53l-18 73-13 49c-2 13-7 34-7 38 0 11 9 16 18 16 20 0 23-16 29-36 9-36 32-128 37-153 2-9 36-85 105-85 27 0 34 22 34 45 0 36-27 108-40 143-5 14-7 21-7 34 0 30 22 52 52 52 60 0 83-92 83-97 0-7-5-7-7-7-7 0-7 1-11 12-9 33-29 78-65 78-10 0-14-6-14-20 0-16 5-33 11-45 12-34 39-105 39-141 0-41-25-68-73-68-47 0-80 29-103 61-2-7-4-29-22-45-14-12-36-16-52-16-56 0-88 41-99 56-2-36-29-56-57-56-29 0-42 25-47 36-11 23-20 59-20 61 0 7 7 7 7 7 7 0 7 0 11-14 11-45 23-76 47-76 11 0 20 6 20 29 0 13-2 20-11 54z">
              <text:p/>
            </draw:path>
            <draw:path draw:style-name="gr5" draw:layer="layout" svg:width="0.219cm" svg:height="0.312cm" svg:x="4.03cm" svg:y="11.225cm" svg:viewBox="0 0 220 313" svg:d="M106 13c0 0 2-6 2-8 0-1-2-5-7-5-9 0-45 4-58 4-3 1-9 1-9 10 0 8 6 8 11 8 22 0 22 1 22 5s0 7-2 11l-63 252c-2 7-2 9-2 9 0 7 5 14 14 14 13 0 18-9 22-18 0-2 20-81 22-86 32 3 57 12 57 36 0 2 0 5-2 9-1 7-1 9-1 14 0 31 27 45 48 45 43 0 56-66 56-68 0-6-5-6-7-6-6 0-7 2-9 11-6 20-18 51-40 51-11 0-14-11-14-24 0-7 0-7 2-20 0 0 1-9 1-12 0-40-52-47-72-49 13-7 31-21 38-29 22-21 45-41 70-41 6 0 11 0 15 5-20 2-24 18-24 26 0 9 8 16 18 16 13 0 26-11 26-29 0-14-11-31-35-31-25 0-48 18-72 38-18 18-32 33-52 40z">
              <text:p/>
            </draw:path>
            <draw:path draw:style-name="gr5" draw:layer="layout" svg:width="0.3cm" svg:height="0.022cm" svg:x="4.325cm" svg:y="11.41cm" svg:viewBox="0 0 301 23" svg:d="M283 23c7 0 18 0 18-10 0-13-9-13-18-13h-265c-7 0-18 0-18 11 0 12 11 12 18 12z">
              <text:p/>
            </draw:path>
            <draw:path draw:style-name="gr5" draw:layer="layout" svg:width="0.271cm" svg:height="0.201cm" svg:x="4.692cm" svg:y="11.337cm" svg:viewBox="0 0 272 202" svg:d="M34 169c-2 6-5 16-5 18 0 9 9 15 16 15s14-6 16-11c2-4 6-18 9-27 2-9 7-29 9-40 4-11 6-20 7-30 6-18 8-22 20-40 13-18 33-41 67-41 25 0 25 23 25 30 0 27-18 78-25 96-6 12-7 16-7 25 0 23 19 38 43 38 43 0 63-62 63-69 0-5-6-5-7-5-6 0-6 2-8 7-10 36-30 54-48 54-9 0-11-5-11-16 0-9 2-16 11-36 5-13 23-61 23-87 0-43-34-50-57-50-38 0-63 23-76 41-4-32-29-41-49-41-18 0-28 14-34 23-11 18-16 44-16 45 0 6 5 6 7 6 7 0 7-2 11-13 5-27 14-48 32-48 11 0 15 9 15 21 0 9-4 25-7 38-4 11-8 31-11 40z">
              <text:p/>
            </draw:path>
            <draw:path draw:style-name="gr5" draw:layer="layout" svg:width="0.332cm" svg:height="0.145cm" svg:x="5.012cm" svg:y="11.455cm" svg:viewBox="0 0 333 146" svg:d="M142 113c-2 8-3 18-3 20 0 7 5 13 10 13 6 0 13-4 17-11 0-2 3-18 5-25 11-43 11-45 11-45 5-9 27-54 66-54 17 0 22 9 22 23 0 18-13 51-20 69-2 5-3 9-3 14 0 16 16 29 34 29 34 0 52-43 52-51 0-3-5-3-7-3-6 0-6 0-7 7-6 18-20 36-36 36-8 0-9-5-9-13 0-7 0-10 3-18 6-12 20-48 20-66 0-24-16-38-47-38-29 0-50 18-63 36-3-34-34-36-47-36-32 0-48 20-61 32-2-28-30-32-38-32-32 0-41 49-41 50 0 4 5 4 7 4 6 0 6-2 7-5 4-20 11-38 26-38 10 0 12 11 12 16s-3 18-5 25c-2 9-6 22-7 29l-8 29c-1 9-5 21-5 23 0 7 7 13 13 13 5 0 10-4 14-11 2-2 5-18 7-25 0-6 4-20 6-22 1-7 3-14 5-21 0-2 11-26 27-40 5-4 18-16 40-16 16 0 21 9 21 23 0 7-3 20-5 29z">
              <text:p/>
            </draw:path>
            <draw:path draw:style-name="gr5" draw:layer="layout" svg:width="0.195cm" svg:height="0.384cm" svg:x="3.997cm" svg:y="11.697cm" svg:viewBox="0 0 196 385" svg:d="M196 16c0-7-5-16-18-16-12 0-25 13-25 25 0 7 5 16 18 16s25-10 25-25zM101 317c-7 30-31 56-58 56-5 0-11 0-16-2 13-6 16-16 16-24 0-10-9-16-18-16-14 0-25 13-25 27 0 16 18 27 45 27 25 0 79-16 92-70l41-158c0-6 2-9 2-17 0-23-22-41-49-41-48 0-77 61-77 68 0 6 5 6 7 6 6 0 6-2 9-9 11-25 34-52 61-52 11 0 15 7 15 21 0 6-2 11-2 13z">
              <text:p/>
            </draw:path>
          </draw:g>
          <draw:g>
            <svg:title>TexMaths</svg:title>
            <svg:desc>9§display§m^{k-n_m}_j§svg§600§TRUE§</svg:desc>
            <draw:polygon draw:style-name="gr4" draw:layer="layout" svg:width="1.108cm" svg:height="0.488cm" svg:x="8.75cm" svg:y="11.346cm" svg:viewBox="0 0 1109 489" draw:points="555,489 0,489 0,0 1109,0 1109,489">
              <text:p/>
            </draw:polygon>
            <draw:path draw:style-name="gr5" draw:layer="layout" svg:width="0.298cm" svg:height="0.164cm" svg:x="8.76cm" svg:y="11.524cm" svg:viewBox="0 0 299 165" svg:d="M22 139c-1 6-3 15-3 17 0 6 5 9 10 9 4 0 10-3 13-10 0 0 4-18 8-27l7-33c2-7 5-16 6-24 2-6 5-17 5-18 5-12 25-45 59-45 17 0 20 14 20 26 0 8-2 19-5 30l-11 42-7 28c-1 7-4 20-4 22 0 6 5 9 10 9 12 0 14-9 17-21 5-20 18-73 21-87 1-5 21-49 60-49 16 0 20 13 20 26 0 21-16 62-23 82-3 8-4 12-4 19 0 18 12 30 30 30 34 0 48-53 48-56 0-4-4-4-5-4-4 0-4 1-6 7-5 19-16 45-37 45-6 0-8-3-8-12s3-18 6-25c7-20 23-60 23-81 0-24-15-39-43-39-27 0-45 17-59 35-1-4-2-16-12-26-8-7-21-9-30-9-32 0-51 24-57 32-1-21-16-32-33-32-16 0-24 14-27 21-6 13-11 34-11 35 0 4 4 4 4 4 4 0 4 0 6-8 7-26 14-44 27-44 6 0 12 3 12 17 0 7-1 11-7 31z">
              <text:p/>
            </draw:path>
            <draw:path draw:style-name="gr5" draw:layer="layout" svg:width="0.125cm" svg:height="0.179cm" svg:x="9.088cm" svg:y="11.346cm" svg:viewBox="0 0 126 180" svg:d="M61 7c0 0 1-3 1-4s-1-3-4-3c-5 0-26 2-33 2-2 1-5 1-5 6 0 4 3 4 6 4 12 0 12 1 12 3 0 3 0 5-1 7l-36 144c-1 4-1 5-1 5 0 4 3 9 8 9 7 0 11-6 13-11 0-1 11-46 12-49 19 2 33 7 33 20 0 1 0 3-1 5-1 5-1 6-1 9 0 17 16 26 28 26 25 0 32-39 32-40 0-3-3-3-4-3-3 0-4 1-5 6-3 12-11 29-23 29-6 0-8-6-8-13 0-4 0-4 1-11 0 0 1-6 1-8 0-22-30-27-42-28 8-4 18-12 22-16 13-12 26-24 40-24 4 0 7 0 9 3-12 1-14 11-14 15 0 5 4 9 11 9s14-6 14-16c0-9-6-18-20-18s-27 10-41 22c-10 10-19 18-30 22z">
              <text:p/>
            </draw:path>
            <draw:path draw:style-name="gr5" draw:layer="layout" svg:width="0.172cm" svg:height="0.012cm" svg:x="9.257cm" svg:y="11.453cm" svg:viewBox="0 0 173 13" svg:d="M162 13c4 0 11 0 11-6 0-7-6-7-11-7h-152c-4 0-10 0-10 6 0 7 6 7 10 7z">
              <text:p/>
            </draw:path>
            <draw:path draw:style-name="gr5" draw:layer="layout" svg:width="0.155cm" svg:height="0.115cm" svg:x="9.468cm" svg:y="11.41cm" svg:viewBox="0 0 156 116" svg:d="M20 97c-1 3-3 9-3 10 0 5 5 9 9 9s8-4 9-7c1-2 3-10 5-15 1-5 4-17 5-23 3-6 4-11 5-17 3-11 4-13 11-23s19-24 38-24c15 0 15 14 15 18 0 15-11 44-15 54-3 8-4 10-4 15 0 13 11 22 25 22 25 0 36-36 36-40 0-3-3-3-4-3-3 0-3 1-4 4-6 21-18 31-28 31-5 0-6-3-6-9 0-5 1-9 6-21 3-7 13-35 13-49 0-25-19-29-33-29-21 0-36 13-43 24-2-19-17-24-28-24-10 0-17 8-20 13-6 11-9 25-9 26 0 3 3 3 4 3 4 0 4-1 6-7 3-15 9-28 19-28 6 0 8 5 8 13 0 5-2 14-4 21-2 6-4 18-6 23z">
              <text:p/>
            </draw:path>
            <draw:path draw:style-name="gr5" draw:layer="layout" svg:width="0.19cm" svg:height="0.083cm" svg:x="9.652cm" svg:y="11.478cm" svg:viewBox="0 0 191 84" svg:d="M82 65c-1 4-2 10-2 11 0 4 3 8 6 8s7-2 9-7c0-1 2-10 3-14 6-25 6-26 6-26 3-5 16-31 39-31 9 0 12 5 12 14 0 10-7 28-11 39-1 3-2 5-2 8 0 9 9 17 19 17 20 0 30-25 30-29 0-2-3-2-4-2-3 0-3 0-4 4-3 10-12 20-21 20-4 0-5-3-5-7s0-6 2-10c3-7 11-28 11-38 0-14-9-22-26-22s-29 10-37 21c-2-20-19-21-26-21-19 0-28 11-36 19-1-17-17-19-21-19-19 0-24 28-24 29 0 2 3 2 4 2 3 0 3-1 4-3 2-11 6-22 15-22 6 0 7 6 7 9 0 4-2 11-3 15-1 5-3 12-4 16l-4 17c-1 5-4 12-4 13 0 4 5 8 8 8s6-2 8-7c1-1 3-10 4-14 0-3 2-11 3-12 1-5 2-9 3-13 0-1 7-14 16-23 3-2 10-9 23-9 9 0 12 5 12 14 0 4-2 11-3 16z">
              <text:p/>
            </draw:path>
            <draw:path draw:style-name="gr5" draw:layer="layout" svg:width="0.112cm" svg:height="0.22cm" svg:x="9.069cm" svg:y="11.617cm" svg:viewBox="0 0 113 221" svg:d="M113 9c0-4-3-9-11-9-7 0-14 7-14 14 0 5 3 10 10 10s15-6 15-15zM58 182c-4 17-18 32-33 32-3 0-6 0-10-1 8-4 10-10 10-14 0-6-5-9-11-9-8 0-14 7-14 15 0 10 10 16 26 16 14 0 45-10 53-40l23-91c0-3 1-5 1-10 0-13-12-23-28-23-27 0-44 35-44 39 0 3 3 3 4 3 3 0 3-1 5-5 6-15 20-30 35-30 7 0 9 4 9 12 0 3-1 7-1 8z">
              <text:p/>
            </draw:path>
          </draw:g>
          <draw:g>
            <svg:title>TexMaths</svg:title>
            <svg:desc>9§display§m^{k-n_m}_j§svg§600§TRUE§</svg:desc>
            <draw:polygon draw:style-name="gr4" draw:layer="layout" svg:width="1.108cm" svg:height="0.488cm" svg:x="12.679cm" svg:y="11.346cm" svg:viewBox="0 0 1109 489" draw:points="555,489 0,489 0,0 1109,0 1109,489">
              <text:p/>
            </draw:polygon>
            <draw:path draw:style-name="gr5" draw:layer="layout" svg:width="0.298cm" svg:height="0.164cm" svg:x="12.689cm" svg:y="11.524cm" svg:viewBox="0 0 299 165" svg:d="M22 139c-1 6-3 15-3 17 0 6 5 9 10 9 4 0 10-3 13-10 0 0 4-18 8-27l7-33c2-7 5-16 6-24 2-6 5-17 5-18 5-12 25-45 59-45 17 0 20 14 20 26 0 8-2 19-5 30l-11 42-7 28c-1 7-4 20-4 22 0 6 5 9 10 9 12 0 14-9 17-21 5-20 18-73 21-87 1-5 21-49 60-49 16 0 20 13 20 26 0 21-16 62-23 82-3 8-4 12-4 19 0 18 12 30 30 30 34 0 48-53 48-56 0-4-4-4-5-4-4 0-4 1-6 7-5 19-16 45-37 45-6 0-8-3-8-12s3-18 6-25c7-20 23-60 23-81 0-24-15-39-43-39-27 0-45 17-59 35-1-4-2-16-12-26-8-7-21-9-30-9-32 0-51 24-57 32-1-21-16-32-33-32-16 0-24 14-27 21-6 13-11 34-11 35 0 4 4 4 4 4 4 0 4 0 6-8 7-26 14-44 27-44 6 0 12 3 12 17 0 7-1 11-7 31z">
              <text:p/>
            </draw:path>
            <draw:path draw:style-name="gr5" draw:layer="layout" svg:width="0.125cm" svg:height="0.179cm" svg:x="13.016cm" svg:y="11.346cm" svg:viewBox="0 0 126 180" svg:d="M61 7c0 0 1-3 1-4s-1-3-4-3c-5 0-26 2-33 2-2 1-5 1-5 6 0 4 3 4 6 4 12 0 12 1 12 3 0 3 0 5-1 7l-36 144c-1 4-1 5-1 5 0 4 3 9 8 9 7 0 11-6 13-11 0-1 11-46 12-49 19 2 33 7 33 20 0 1 0 3-1 5-1 5-1 6-1 9 0 17 16 26 28 26 25 0 32-39 32-40 0-3-3-3-4-3-3 0-4 1-5 6-3 12-11 29-23 29-6 0-8-6-8-13 0-4 0-4 1-11 0 0 1-6 1-8 0-22-30-27-42-28 8-4 18-12 22-16 13-12 26-24 40-24 4 0 7 0 9 3-12 1-14 11-14 15 0 5 4 9 11 9s14-6 14-16c0-9-6-18-20-18s-27 10-41 22c-10 10-19 18-30 22z">
              <text:p/>
            </draw:path>
            <draw:path draw:style-name="gr5" draw:layer="layout" svg:width="0.172cm" svg:height="0.012cm" svg:x="13.186cm" svg:y="11.453cm" svg:viewBox="0 0 173 13" svg:d="M162 13c4 0 11 0 11-6 0-7-6-7-11-7h-152c-4 0-10 0-10 6 0 7 6 7 10 7z">
              <text:p/>
            </draw:path>
            <draw:path draw:style-name="gr5" draw:layer="layout" svg:width="0.155cm" svg:height="0.115cm" svg:x="13.397cm" svg:y="11.41cm" svg:viewBox="0 0 156 116" svg:d="M20 97c-1 3-3 9-3 10 0 5 5 9 9 9s8-4 9-7c1-2 3-10 5-15 1-5 4-17 5-23 3-6 4-11 5-17 3-11 4-13 11-23s19-24 38-24c15 0 15 14 15 18 0 15-11 44-15 54-3 8-4 10-4 15 0 13 11 22 25 22 25 0 36-36 36-40 0-3-3-3-4-3-3 0-3 1-4 4-6 21-18 31-28 31-5 0-6-3-6-9 0-5 1-9 6-21 3-7 13-35 13-49 0-25-19-29-33-29-21 0-36 13-43 24-2-19-17-24-28-24-10 0-17 8-20 13-6 11-9 25-9 26 0 3 3 3 4 3 4 0 4-1 6-7 3-15 9-28 19-28 6 0 8 5 8 13 0 5-2 14-4 21-2 6-4 18-6 23z">
              <text:p/>
            </draw:path>
            <draw:path draw:style-name="gr5" draw:layer="layout" svg:width="0.19cm" svg:height="0.083cm" svg:x="13.58cm" svg:y="11.478cm" svg:viewBox="0 0 191 84" svg:d="M82 65c-1 4-2 10-2 11 0 4 3 8 6 8s7-2 9-7c0-1 2-10 3-14 6-25 6-26 6-26 3-5 16-31 39-31 9 0 12 5 12 14 0 10-7 28-11 39-1 3-2 5-2 8 0 9 9 17 19 17 20 0 30-25 30-29 0-2-3-2-4-2-3 0-3 0-4 4-3 10-12 20-21 20-4 0-5-3-5-7s0-6 2-10c3-7 11-28 11-38 0-14-9-22-26-22s-29 10-37 21c-2-20-19-21-26-21-19 0-28 11-36 19-1-17-17-19-21-19-19 0-24 28-24 29 0 2 3 2 4 2 3 0 3-1 4-3 2-11 6-22 15-22 6 0 7 6 7 9 0 4-2 11-3 15-1 5-3 12-4 16l-4 17c-1 5-4 12-4 13 0 4 5 8 8 8s6-2 8-7c1-1 3-10 4-14 0-3 2-11 3-12 1-5 2-9 3-13 0-1 7-14 16-23 3-2 10-9 23-9 9 0 12 5 12 14 0 4-2 11-3 16z">
              <text:p/>
            </draw:path>
            <draw:path draw:style-name="gr5" draw:layer="layout" svg:width="0.112cm" svg:height="0.22cm" svg:x="12.998cm" svg:y="11.617cm" svg:viewBox="0 0 113 221" svg:d="M113 9c0-4-3-9-11-9-7 0-14 7-14 14 0 5 3 10 10 10s15-6 15-15zM58 182c-4 17-18 32-33 32-3 0-6 0-10-1 8-4 10-10 10-14 0-6-5-9-11-9-8 0-14 7-14 15 0 10 10 16 26 16 14 0 45-10 53-40l23-91c0-3 1-5 1-10 0-13-12-23-28-23-27 0-44 35-44 39 0 3 3 3 4 3 3 0 3-1 5-5 6-15 20-30 35-30 7 0 9 4 9 12 0 3-1 7-1 8z">
              <text:p/>
            </draw:path>
          </draw:g>
          <draw:g>
            <svg:title>TexMaths</svg:title>
            <svg:desc>9§display§m^{k}_j§svg§600§TRUE§</svg:desc>
            <draw:polygon draw:style-name="gr4" draw:layer="layout" svg:width="0.48cm" svg:height="0.466cm" svg:x="21.971cm" svg:y="11.358cm" svg:viewBox="0 0 481 467" draw:points="240,467 0,467 0,0 481,0 481,467">
              <text:p/>
            </draw:polygon>
            <draw:path draw:style-name="gr5" draw:layer="layout" svg:width="0.298cm" svg:height="0.164cm" svg:x="21.981cm" svg:y="11.524cm" svg:viewBox="0 0 299 165" svg:d="M22 140c-1 6-3 14-3 16 0 6 5 9 10 9 4 0 10-3 13-10 0 0 5-18 8-27l7-33c2-7 5-15 6-24 2-6 5-17 5-18 5-12 25-45 59-45 17 0 20 14 20 26 0 8-2 19-5 30l-11 42-7 28c-1 8-4 20-4 22 0 6 5 9 10 9 12 0 14-9 17-20 5-21 18-74 22-88 1-5 20-49 59-49 16 0 20 13 20 26 0 21-15 62-23 82-3 8-4 12-4 19 0 18 13 30 30 30 34 0 48-52 48-55 0-5-3-5-4-5-4 0-4 1-7 8-5 18-16 44-37 44-6 0-8-3-8-11 0-10 3-19 6-26 7-20 23-60 23-81 0-23-15-39-42-39s-46 17-59 35c-1-4-2-16-13-26-8-7-20-9-30-9-32 0-50 24-57 32-1-21-16-32-33-32-16 0-24 14-27 21-6 13-11 34-11 35 0 4 4 4 4 4 4 0 4 0 6-8 7-26 14-44 27-44 6 0 12 3 12 17 0 7-1 11-7 31z">
              <text:p/>
            </draw:path>
            <draw:path draw:style-name="gr5" draw:layer="layout" svg:width="0.125cm" svg:height="0.179cm" svg:x="22.309cm" svg:y="11.358cm" svg:viewBox="0 0 126 180" svg:d="M61 7c0 0 1-3 1-4s-1-3-4-3c-5 0-26 2-33 2-2 1-5 1-5 6 0 4 3 4 6 4 12 0 12 1 12 4 0 2 0 4-1 6l-36 144c-1 5-1 6-1 6 0 4 3 8 8 8 8 0 11-5 13-10 0-2 11-47 12-50 19 2 33 7 33 21 0 1 0 3-1 5-1 4-1 5-1 8 0 18 16 26 28 26 25 0 32-38 32-39 0-4-3-4-4-4-3 0-4 2-5 7-3 11-11 29-23 29-6 0-8-7-8-14 0-4 0-4 1-11 0 0 1-5 1-7 0-23-30-27-42-28 8-4 18-13 22-17 13-12 26-24 40-24 4 0 7 0 9 3-12 1-14 11-14 15 0 5 4 9 11 9s14-6 14-16c0-9-6-18-20-18s-27 10-41 22c-10 10-18 18-30 23z">
              <text:p/>
            </draw:path>
            <draw:path draw:style-name="gr5" draw:layer="layout" svg:width="0.112cm" svg:height="0.22cm" svg:x="22.29cm" svg:y="11.606cm" svg:viewBox="0 0 113 221" svg:d="M113 9c0-4-3-9-11-9-7 0-14 7-14 14 0 5 3 10 10 10s15-6 15-15zM58 182c-4 17-18 32-33 32-3 0-6 0-9-1 7-3 9-9 9-14 0-6-5-9-11-9-8 0-14 7-14 16s10 15 26 15c14 0 45-9 53-40l23-91c0-3 1-5 1-9 0-14-12-24-28-24-27 0-44 35-44 39 0 3 3 3 4 3 3 0 3-1 5-5 7-14 20-30 35-30 7 0 9 4 9 12 0 4-1 7-1 8z">
              <text:p/>
            </draw:path>
          </draw:g>
          <draw:g>
            <svg:title>TexMaths</svg:title>
            <svg:desc>9§display§m^{k-n_m}_j§svg§600§TRUE§</svg:desc>
            <draw:polygon draw:style-name="gr4" draw:layer="layout" svg:width="1.108cm" svg:height="0.488cm" svg:x="17.252cm" svg:y="11.346cm" svg:viewBox="0 0 1109 489" draw:points="555,489 0,489 0,0 1109,0 1109,489">
              <text:p/>
            </draw:polygon>
            <draw:path draw:style-name="gr5" draw:layer="layout" svg:width="0.298cm" svg:height="0.164cm" svg:x="17.262cm" svg:y="11.524cm" svg:viewBox="0 0 299 165" svg:d="M22 139c-1 6-3 15-3 17 0 6 5 9 10 9 4 0 10-3 13-10 0 0 4-18 8-27l7-33c2-7 5-16 6-24 2-6 5-17 5-18 5-12 25-45 59-45 17 0 20 14 20 26 0 8-2 19-5 30l-11 42-7 28c-1 7-4 20-4 22 0 6 5 9 10 9 12 0 14-9 17-21 5-20 18-73 21-87 1-5 21-49 60-49 16 0 20 13 20 26 0 21-16 62-23 82-3 8-4 12-4 19 0 18 12 30 30 30 34 0 48-53 48-56 0-4-4-4-5-4-4 0-4 1-6 7-5 19-16 45-37 45-6 0-8-3-8-12s3-18 6-25c7-20 23-60 23-81 0-24-15-39-43-39-27 0-45 17-59 35-1-4-2-16-12-26-8-7-21-9-30-9-32 0-51 24-57 32-1-21-16-32-33-32-16 0-24 14-27 21-6 13-11 34-11 35 0 4 4 4 4 4 4 0 4 0 6-8 7-26 14-44 27-44 6 0 12 3 12 17 0 7-1 11-7 31z">
              <text:p/>
            </draw:path>
            <draw:path draw:style-name="gr5" draw:layer="layout" svg:width="0.125cm" svg:height="0.179cm" svg:x="17.59cm" svg:y="11.346cm" svg:viewBox="0 0 126 180" svg:d="M61 7c0 0 1-3 1-4s-1-3-4-3c-5 0-26 2-33 2-2 1-5 1-5 6 0 4 3 4 6 4 12 0 12 1 12 3 0 3 0 5-1 7l-36 144c-1 4-1 5-1 5 0 4 3 9 8 9 7 0 11-6 13-11 0-1 11-46 12-49 19 2 33 7 33 20 0 1 0 3-1 5-1 5-1 6-1 9 0 17 16 26 28 26 25 0 32-39 32-40 0-3-3-3-4-3-3 0-4 1-5 6-3 12-11 29-23 29-6 0-8-6-8-13 0-4 0-4 1-11 0 0 1-6 1-8 0-22-30-27-42-28 8-4 18-12 22-16 13-12 26-24 40-24 4 0 7 0 9 3-12 1-14 11-14 15 0 5 4 9 11 9s14-6 14-16c0-9-6-18-20-18s-27 10-41 22c-10 10-19 18-30 22z">
              <text:p/>
            </draw:path>
            <draw:path draw:style-name="gr5" draw:layer="layout" svg:width="0.172cm" svg:height="0.012cm" svg:x="17.759cm" svg:y="11.453cm" svg:viewBox="0 0 173 13" svg:d="M162 13c4 0 11 0 11-6 0-7-6-7-11-7h-152c-4 0-10 0-10 6 0 7 6 7 10 7z">
              <text:p/>
            </draw:path>
            <draw:path draw:style-name="gr5" draw:layer="layout" svg:width="0.155cm" svg:height="0.115cm" svg:x="17.97cm" svg:y="11.41cm" svg:viewBox="0 0 156 116" svg:d="M20 97c-1 3-3 9-3 10 0 5 5 9 9 9s8-4 9-7c1-2 3-10 5-15 1-5 4-17 5-23 3-6 4-11 5-17 3-11 4-13 11-23s19-24 38-24c15 0 15 14 15 18 0 15-11 44-15 54-3 8-4 10-4 15 0 13 11 22 25 22 25 0 36-36 36-40 0-3-3-3-4-3-3 0-3 1-4 4-6 21-18 31-28 31-5 0-6-3-6-9 0-5 1-9 6-21 3-7 13-35 13-49 0-25-19-29-33-29-21 0-36 13-43 24-2-19-17-24-28-24-10 0-17 8-20 13-6 11-9 25-9 26 0 3 3 3 4 3 4 0 4-1 6-7 3-15 9-28 19-28 6 0 8 5 8 13 0 5-2 14-4 21-2 6-4 18-6 23z">
              <text:p/>
            </draw:path>
            <draw:path draw:style-name="gr5" draw:layer="layout" svg:width="0.19cm" svg:height="0.083cm" svg:x="18.154cm" svg:y="11.478cm" svg:viewBox="0 0 191 84" svg:d="M82 65c-1 4-2 10-2 11 0 4 3 8 6 8s7-2 9-7c0-1 2-10 3-14 6-25 6-26 6-26 3-5 16-31 39-31 9 0 12 5 12 14 0 10-7 28-11 39-1 3-2 5-2 8 0 9 9 17 19 17 20 0 30-25 30-29 0-2-3-2-4-2-3 0-3 0-4 4-3 10-12 20-21 20-4 0-5-3-5-7s0-6 2-10c3-7 11-28 11-38 0-14-9-22-26-22s-29 10-37 21c-2-20-19-21-26-21-19 0-28 11-36 19-1-17-17-19-21-19-19 0-24 28-24 29 0 2 3 2 4 2 3 0 3-1 4-3 2-11 6-22 15-22 6 0 7 6 7 9 0 4-2 11-3 15-1 5-3 12-4 16l-4 17c-1 5-4 12-4 13 0 4 5 8 8 8s6-2 8-7c1-1 3-10 4-14 0-3 2-11 3-12 1-5 2-9 3-13 0-1 7-14 16-23 3-2 10-9 23-9 9 0 12 5 12 14 0 4-2 11-3 16z">
              <text:p/>
            </draw:path>
            <draw:path draw:style-name="gr5" draw:layer="layout" svg:width="0.112cm" svg:height="0.22cm" svg:x="17.571cm" svg:y="11.617cm" svg:viewBox="0 0 113 221" svg:d="M113 9c0-4-3-9-11-9-7 0-14 7-14 14 0 5 3 10 10 10s15-6 15-15zM58 182c-4 17-18 32-33 32-3 0-6 0-10-1 8-4 10-10 10-14 0-6-5-9-11-9-8 0-14 7-14 15 0 10 10 16 26 16 14 0 45-10 53-40l23-91c0-3 1-5 1-10 0-13-12-23-28-23-27 0-44 35-44 39 0 3 3 3 4 3 3 0 3-1 5-5 6-15 20-30 35-30 7 0 9 4 9 12 0 3-1 7-1 8z">
              <text:p/>
            </draw:path>
          </draw:g>
          <draw:custom-shape draw:style-name="gr2" draw:text-style-name="P1" xml:id="id9" draw:id="id9" draw:layer="layout" svg:width="1.62cm" svg:height="1.62cm" svg:x="25.085cm" svg:y="6.3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3:48:15.263012454</meta:creation-date>
    <dc:date>2017-03-01T14:32:00.803584122</dc:date>
    <meta:editing-duration>PT28M34S</meta:editing-duration>
    <meta:editing-cycles>4</meta:editing-cycles>
    <meta:generator>LibreOffice/4.2.8.2$Linux_X86_64 LibreOffice_project/420m0$Build-2</meta:generator>
    <meta:document-statistic meta:object-count="71"/>
  </office:meta>
</office:document-meta>
</file>